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de <text:a xlink:type="simple" xlink:href="https://www.gnu.org/software/gsl/doc/html/linalg.html#examples" text:style-name="Internet_20_link" text:visited-style-name="Visited_20_Internet_20_Link">https://www.gnu.org/software/gsl/doc/html/linalg.html#examples</text:a></text:p>
      <text:p text:style-name="Standard"/>
      <text:p text:style-name="Standard">Calcula la solución del sistema de ecuaciones lineales</text:p>
      <text:p text:style-name="Standard"/>
      <text:p text:style-name="Standard"><draw:frame draw:style-name="fr1" draw:name="Objeto1" text:anchor-type="as-char" svg:width="6.59cm" svg:height="2.4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a salida del programa es la siguiente:</text:p>
      <text:p text:style-name="Standard"/>
      <text:p text:style-name="Standard"><text:tab/><text:tab/>x = </text:p>
      <text:p text:style-name="Standard"><text:tab/><text:tab/>-4.05205</text:p>
      <text:p text:style-name="Standard"><text:tab/><text:tab/>-12.6056</text:p>
      <text:p text:style-name="Standard"><text:tab/><text:tab/>1.66091</text:p>
      <text:p text:style-name="Standard"><text:tab/><text:tab/>8.6937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1:51.729668608</dc:date>
    <meta:editing-duration>PT15M40S</meta:editing-duration>
    <meta:editing-cycles>3</meta:editing-cycles>
    <meta:generator>LibreOffice/7.2.7.2$Linux_X86_64 LibreOffice_project/20$Build-2</meta:generator>
    <meta:document-statistic meta:table-count="0" meta:image-count="0" meta:object-count="1" meta:page-count="1" meta:paragraph-count="9" meta:word-count="24" meta:character-count="210" meta:non-whitespace-character-count="183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0.41</mn>
              </mtd>
              <mtd>
                <mn>0.24</mn>
              </mtd>
              <mtd>
                <mn>0.99</mn>
              </mtd>
              <mtd>
                <mn>0.58</mn>
              </mtd>
            </mtr>
            <mtr>
              <mtd>
                <mn>0.14</mn>
              </mtd>
              <mtd>
                <mn>0.30</mn>
              </mtd>
              <mtd>
                <mn>0.97</mn>
              </mtd>
              <mtd>
                <mn>0.66</mn>
              </mtd>
            </mtr>
            <mtr>
              <mtd>
                <mn>0.51</mn>
              </mtd>
              <mtd>
                <mn>0.13</mn>
              </mtd>
              <mtd>
                <mn>0.19</mn>
              </mtd>
              <mtd>
                <mn>0.85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x</mi>
                    <mn>0</mn>
                  </msub>
                </mtd>
              </mtr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1.0</mn>
                </mtd>
              </mtr>
              <mtr>
                <mtd>
                  <mn>2.0</mn>
                </mtd>
              </mtr>
              <mtr>
                <mtd>
                  <mn>3.0</mn>
                </mtd>
              </mtr>
              <mtr>
                <mtd>
                  <mn>4.0</mn>
                </mtd>
              </mtr>
            </mtable>
          </mrow>
          <mo fence="true" form="postfix" stretchy="true">)</mo>
        </mrow>
      </mrow>
    </mrow>
    <annotation encoding="StarMath 5.0">left ( matrix{0.41 # 0.24 # 0.99 # 0.58 ##
0.14 # 0.30 # 0.97 # 0.66 ##
0.51 # 0.13 # 0.19 # 0.85} right ) left ( matrix{x_{0} ## x_{1} ## x_{2} ##x_{3}} right ) = left ( matrix{1.0 ##
2.0 ## 3.0 ## 4.0} right ) </annotation>
  </semantics>
</math>
</file>